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able-cell-properties fo:background-color="#808080" fo:border="0.74pt solid #000000"/>
    </style:style>
    <style:style style:name="ce4" style:family="table-cell" style:parent-style-name="Default">
      <style:table-cell-properties fo:background-color="#b2b2b2" fo:border="0.74pt solid #000000"/>
    </style:style>
    <style:style style:name="ce5" style:family="table-cell" style:parent-style-name="Default">
      <style:table-cell-properties fo:background-color="#dddddd" fo:border="0.74pt solid #000000"/>
    </style:style>
    <style:style style:name="ce6" style:family="table-cell" style:parent-style-name="Default">
      <style:table-cell-properties fo:background-color="#000000" fo:border="0.74pt solid #000000"/>
    </style:style>
    <style:style style:name="ce7" style:family="table-cell" style:parent-style-name="Default">
      <style:table-cell-properties fo:background-color="#33333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ce2"/>
        <table:table-column table:style-name="co1" table:number-columns-repeated="40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4"/>
          <table:table-cell table:number-columns-repeated="3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14" table:style-name="ce2" office:value-type="float" office:value="256" calcext:value-type="float">
            <text:p>256</text:p>
          </table:table-cell>
          <table:table-cell table:number-columns-repeated="4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10" office:value-type="float" office:value="113" calcext:value-type="float">
            <text:p>113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4" table:style-name="ce7" office:value-type="float" office:value="52" calcext:value-type="float">
            <text:p>52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13" calcext:value-type="float">
            <text:p>113</text:p>
          </table:table-cell>
          <table:table-cell table:number-columns-repeated="8" table:style-name="ce4"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4" table:style-name="ce7" office:value-type="float" office:value="52" calcext:value-type="float">
            <text:p>52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13" calcext:value-type="float">
            <text:p>113</text:p>
          </table:table-cell>
          <table:table-cell table:number-columns-repeated="8" table:style-name="ce4"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table:number-columns-repeated="4" table:style-name="ce2" office:value-type="float" office:value="256" calcext:value-type="float">
            <text:p>256</text:p>
          </table:table-cell>
          <table:table-cell table:number-columns-repeated="4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number-columns-repeated="5" office:value-type="float" office:value="113" calcext:value-type="float">
            <text:p>113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table:number-columns-repeated="4" table:style-name="ce2" office:value-type="float" office:value="256" calcext:value-type="float">
            <text:p>256</text:p>
          </table:table-cell>
          <table:table-cell table:number-columns-repeated="4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5" office:value-type="float" office:value="113" calcext:value-type="float">
            <text:p>113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table:number-columns-repeated="5" office:value-type="float" office:value="113" calcext:value-type="float">
            <text:p>113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256" calcext:value-type="float">
            <text:p>2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4" table:style-name="ce4"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float" office:value="256" calcext:value-type="float">
            <text:p>2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10" office:value-type="float" office:value="113" calcext:value-type="float">
            <text:p>113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float" office:value="256" calcext:value-type="float">
            <text:p>2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4" table:style-name="ce2" office:value-type="float" office:value="256" calcext:value-type="float">
            <text:p>256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256" calcext:value-type="float">
            <text:p>2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10" office:value-type="float" office:value="113" calcext:value-type="float">
            <text:p>113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6" table:style-name="ce5" office:value-type="float" office:value="225" calcext:value-type="float">
            <text:p>225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4" table:style-name="ce2" office:value-type="float" office:value="256" calcext:value-type="float">
            <text:p>25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13" calcext:value-type="float">
            <text:p>113</text:p>
          </table:table-cell>
          <table:table-cell table:style-name="ce5" office:value-type="float" office:value="225" calcext:value-type="float">
            <text:p>22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5" office:value-type="float" office:value="225" calcext:value-type="float">
            <text:p>225</text:p>
          </table:table-cell>
          <table:table-cell table:number-columns-repeated="2" office:value-type="float" office:value="113" calcext:value-type="float">
            <text:p>113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2" table:style-name="ce4" office:value-type="float" office:value="164" calcext:value-type="float">
            <text:p>164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4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6" table:style-name="ce5" office:value-type="float" office:value="225" calcext:value-type="float">
            <text:p>225</text:p>
          </table:table-cell>
          <table:table-cell table:number-columns-repeated="2" office:value-type="float" office:value="113" calcext:value-type="float">
            <text:p>113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3" table:style-name="ce4" office:value-type="float" office:value="164" calcext:value-type="float">
            <text:p>164</text:p>
          </table:table-cell>
          <table:table-cell table:number-columns-repeated="4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table:number-columns-repeated="10" office:value-type="float" office:value="113" calcext:value-type="float">
            <text:p>113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4" table:style-name="ce4" office:value-type="float" office:value="164" calcext:value-type="float">
            <text:p>164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table:number-columns-repeated="10" office:value-type="float" office:value="113" calcext:value-type="float">
            <text:p>113</text:p>
          </table:table-cell>
          <table:table-cell table:style-name="ce2" office:value-type="float" office:value="256" calcext:value-type="float">
            <text:p>256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10" office:value-type="float" office:value="113" calcext:value-type="float">
            <text:p>113</text:p>
          </table:table-cell>
          <table:table-cell table:style-name="ce2" office:value-type="float" office:value="256" calcext:value-type="float">
            <text:p>256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number-columns-repeated="3" table:style-name="ce4" office:value-type="float" office:value="164" calcext:value-type="float">
            <text:p>164</text:p>
          </table:table-cell>
          <table:table-cell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number-columns-repeated="10" office:value-type="float" office:value="113" calcext:value-type="float">
            <text:p>113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6" table:style-name="ce4" office:value-type="float" office:value="164" calcext:value-type="float">
            <text:p>164</text:p>
          </table:table-cell>
          <table:table-cell office:value-type="float" office:value="256" calcext:value-type="float">
            <text:p>256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table:number-columns-repeated="14" table:style-name="ce2" office:value-type="float" office:value="256" calcext:value-type="float">
            <text:p>256</text:p>
          </table:table-cell>
          <table:table-cell table:number-columns-repeated="4" office:value-type="float" office:value="256" calcext:value-type="float">
            <text:p>256</text:p>
          </table:table-cell>
          <table:table-cell table:number-columns-repeated="40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2"/>
          <table:table-cell table:style-name="Default" table:number-columns-repeated="6"/>
          <table:table-cell table:number-columns-repeated="40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4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4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4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style-name="ce4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6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style-name="ce6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4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style-name="ce6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style-name="ce6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style-name="ce6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style-name="ce6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3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3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3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5" office:value-type="float" office:value="231" calcext:value-type="float">
            <text:p>231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35" calcext:value-type="float">
            <text:p>235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3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style-name="ce4" office:value-type="float" office:value="297" calcext:value-type="float">
            <text:p>297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299" calcext:value-type="float">
            <text:p>299</text:p>
          </table:table-cell>
          <table:table-cell table:style-name="ce4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316" calcext:value-type="float">
            <text:p>316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318" calcext:value-type="float">
            <text:p>318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3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number-columns-repeated="3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number-columns-repeated="2"/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36"/>
        </table:table-row>
        <table:table-row table:style-name="ro1" table:number-rows-repeated="5">
          <table:table-cell/>
          <table:table-cell table:style-name="Default" table:number-columns-repeated="11"/>
          <table:table-cell table:number-columns-repeated="2"/>
          <table:table-cell table:style-name="Default" table:number-columns-repeated="6"/>
          <table:table-cell table:number-columns-repeated="40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Default" table:number-columns-repeated="6"/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9:42:39.984430313</meta:creation-date>
    <dc:date>2025-07-31T21:20:28.800509463</dc:date>
    <meta:editing-duration>PT51M16S</meta:editing-duration>
    <meta:editing-cycles>1</meta:editing-cycles>
    <meta:document-statistic meta:table-count="1" meta:cell-count="838" meta:object-count="0"/>
    <meta:generator>LibreOffice/24.2.7.2$Linux_X86_64 LibreOffice_project/420$Build-2</meta:generator>
  </office:meta>
</office:document-meta>
</file>